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start" style:justify-single-word="false"/>
      <style:text-properties fo:font-size="15pt" style:font-size-asian="15pt" style:font-size-complex="15pt"/>
    </style:style>
    <style:style style:name="P2" style:family="paragraph" style:parent-style-name="Standard">
      <style:paragraph-properties fo:text-align="start" style:justify-single-word="false"/>
      <style:text-properties fo:font-size="15pt" style:text-underline-style="none" fo:font-weight="bold" style:font-size-asian="15pt" style:font-weight-asian="bold" style:font-size-complex="15pt" style:font-weight-complex="bold"/>
    </style:style>
    <style:style style:name="P3" style:family="paragraph" style:parent-style-name="Standard">
      <style:paragraph-properties fo:text-align="start" style:justify-single-word="false"/>
      <style:text-properties fo:color="#ff3300" fo:font-size="15pt" style:font-size-asian="15pt" style:font-size-complex="15pt"/>
    </style:style>
    <style:style style:name="P4" style:family="paragraph" style:parent-style-name="Standard">
      <style:paragraph-properties fo:text-align="center" style:justify-single-word="false"/>
      <style:text-properties fo:color="#ff3300" fo:font-size="15pt" style:font-size-asian="15pt" style:font-size-complex="15pt"/>
    </style:style>
    <style:style style:name="P5" style:family="paragraph" style:parent-style-name="Standard">
      <style:paragraph-properties fo:text-align="start" style:justify-single-word="false"/>
      <style:text-properties fo:color="#000000" fo:font-size="15pt" style:font-size-asian="15pt" style:font-size-complex="15pt"/>
    </style:style>
    <style:style style:name="P6" style:family="paragraph" style:parent-style-name="Standard">
      <style:paragraph-properties fo:text-align="start" style:justify-single-word="false"/>
      <style:text-properties fo:font-size="15pt" style:font-size-asian="15pt" style:font-size-complex="15pt"/>
    </style:style>
    <style:style style:name="P7" style:family="paragraph" style:parent-style-name="Standard">
      <style:paragraph-properties fo:text-align="start" style:justify-single-word="false"/>
      <style:text-properties fo:color="#ff6600" fo:font-size="15pt" style:font-size-asian="15pt" style:font-size-complex="15pt"/>
    </style:style>
    <style:style style:name="P8" style:family="paragraph" style:parent-style-name="Standard">
      <style:paragraph-properties fo:text-align="start" style:justify-single-word="false"/>
      <style:text-properties fo:color="#ff3300" fo:font-size="15pt" style:font-size-asian="15pt" style:font-size-complex="15pt"/>
    </style:style>
    <style:style style:name="P9" style:family="paragraph" style:parent-style-name="Standard">
      <style:paragraph-properties fo:text-align="start" style:justify-single-word="false"/>
      <style:text-properties fo:color="#000000" fo:font-size="15pt" style:font-size-asian="15pt" style:font-size-complex="15pt"/>
    </style:style>
    <style:style style:name="P10" style:family="paragraph" style:parent-style-name="Standard">
      <style:paragraph-properties fo:text-align="start" style:justify-single-word="false"/>
      <style:text-properties fo:color="#000000" fo:font-size="15pt" style:text-underline-style="solid" style:text-underline-width="auto" style:text-underline-color="font-color" style:font-size-asian="15pt" style:font-size-complex="15pt"/>
    </style:style>
    <style:style style:name="P11" style:family="paragraph" style:parent-style-name="Standard">
      <style:paragraph-properties fo:text-align="start" style:justify-single-word="false"/>
      <style:text-properties fo:color="#000000" fo:font-size="15pt" style:text-underline-style="solid" style:text-underline-width="auto" style:text-underline-color="font-color" fo:font-weight="bold" style:font-size-asian="15pt" style:font-weight-asian="bold" style:font-size-complex="15pt" style:font-weight-complex="bold"/>
    </style:style>
    <style:style style:name="P12" style:family="paragraph" style:parent-style-name="Standard">
      <style:paragraph-properties fo:text-align="start" style:justify-single-word="false"/>
      <style:text-properties fo:color="#000000" fo:font-size="15pt" fo:font-style="normal" style:text-underline-style="none" style:font-size-asian="15pt" style:font-style-asian="normal" style:font-size-complex="15pt" style:font-style-complex="normal"/>
    </style:style>
    <style:style style:name="P13" style:family="paragraph" style:parent-style-name="Standard">
      <style:paragraph-properties fo:text-align="start" style:justify-single-word="false"/>
      <style:text-properties fo:color="#000000" fo:font-size="15pt" fo:font-weight="bold" style:font-size-asian="15pt" style:font-weight-asian="bold" style:font-size-complex="15pt" style:font-weight-complex="bold"/>
    </style:style>
    <style:style style:name="P14" style:family="paragraph" style:parent-style-name="Standard">
      <style:paragraph-properties fo:text-align="start" style:justify-single-word="false"/>
      <style:text-properties fo:color="#000000" fo:font-size="15pt" style:text-underline-style="none" fo:font-weight="normal" style:font-size-asian="15pt" style:font-weight-asian="normal" style:font-size-complex="15pt"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Rapport du projet java : JshellBook</text:p>
      <text:p text:style-name="P1"/>
      <text:p text:style-name="P1">Binôme : Bruit Gabriel et Neang Thomas</text:p>
      <text:p text:style-name="P1">M1 Info</text:p>
      <text:p text:style-name="P1"/>
      <text:p text:style-name="P1"/>
      <text:p text:style-name="P1"/>
      <text:p text:style-name="P1"/>
      <text:p text:style-name="P2">Sommaire :</text:p>
      <text:p text:style-name="P1"/>
      <text:p text:style-name="P1">Introduction</text:p>
      <text:p text:style-name="P1"/>
      <text:p text:style-name="P1">UML</text:p>
      <text:p text:style-name="P1"/>
      <text:p text:style-name="P1">Choix des classes</text:p>
      <text:p text:style-name="P1"/>
      <text:p text:style-name="P1">Conception</text:p>
      <text:p text:style-name="P1"/>
      <text:p text:style-name="P1"/>
      <text:p text:style-name="P1">Conclusio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3">Introduction</text:p>
      <text:p text:style-name="P1"/>
      <text:p text:style-name="P1">Le but de ce projet est de pouvoir visualiser dans un browser Web des exercices écrit au format Markdown et de pouvoir y répondre par du code Java qui sera analyser grâce à l'API Jshell.</text:p>
      <text:p text:style-name="P1"/>
      <text:p text:style-name="P7">UML</text:p>
      <text:p text:style-name="P1"/>
      <text:p text:style-name="P1"/>
      <text:p text:style-name="P3">Choix des classes</text:p>
      <text:p text:style-name="P3"/>
      <text:p text:style-name="P11">Package tools</text:p>
      <text:p text:style-name="P3"/>
      <text:p text:style-name="P10">EvaluationCode :</text:p>
      <text:p text:style-name="P5">-affiche le resultat des codes reçus</text:p>
      <text:p text:style-name="P5">-renvoie un diagnostique ses erreurs</text:p>
      <text:p text:style-name="P5">Responsabilité : Evaluer du code</text:p>
      <text:p text:style-name="P5"/>
      <text:p text:style-name="P10">FileManager :</text:p>
      <text:p text:style-name="P5">-test si un fichier se fini par .md</text:p>
      <text:p text:style-name="P5">-test si c'est un répertoire</text:p>
      <text:p text:style-name="P5">Responsabilité: Filtrer les fichier</text:p>
      <text:p text:style-name="P5"/>
      <text:p text:style-name="P10">Parser :</text:p>
      <text:p text:style-name="P5">-transforme le markdown en html</text:p>
      <text:p text:style-name="P5">Responsabilité : Filtrer les données du fichier markdown</text:p>
      <text:p text:style-name="P3"/>
      <text:p text:style-name="P10">Server : </text:p>
      <text:p text:style-name="P5">-attend les mise à jours et les demandes</text:p>
      <text:p text:style-name="P5">-intercepte les requetes</text:p>
      <text:p text:style-name="P5">-traite les requetes</text:p>
      <text:p text:style-name="P5">Responsabilité : Gérer les echanges avec le client</text:p>
      <text:p text:style-name="P5"/>
      <text:p text:style-name="P5"/>
      <text:p text:style-name="P10">WatchDir :</text:p>
      <text:p text:style-name="P12">-surveille le répertoire donné</text:p>
      <text:p text:style-name="P12">Responsabilité : Prévenir le serveur des modifications dans le répertoire</text:p>
      <text:p text:style-name="P12"/>
      <text:p text:style-name="P12"/>
      <text:p text:style-name="P13"><text:soft-page-break/><text:span text:style-name="T1">package exercices</text:span></text:p>
      <text:p text:style-name="P14"/>
      <text:p text:style-name="P5"><text:span text:style-name="T1">Exercices :</text:span></text:p>
      <text:p text:style-name="P5">-ajoute/supprime des exercices</text:p>
      <text:p text:style-name="P5">-charge/décharge les exercices</text:p>
      <text:p text:style-name="P5">Responsabilité : Gère le stockage des exercices</text:p>
      <text:p text:style-name="P5"/>
      <text:p text:style-name="P10">ExercicesManager :</text:p>
      <text:p text:style-name="P10"><text:span text:style-name="T2">-s'occupe de la gestion des exercices</text:span></text:p>
      <text:p text:style-name="P10"><text:span text:style-name="T2">Responsabilité : Faire les mise à jours</text:span></text:p>
      <text:p text:style-name="P5"/>
      <text:p text:style-name="P11">package exercices.exercice</text:p>
      <text:p text:style-name="P13"><text:span text:style-name="T3"/></text:p>
      <text:p text:style-name="P5"><text:span text:style-name="T1">Exercice :</text:span></text:p>
      <text:p text:style-name="P5">-affiche en json</text:p>
      <text:p text:style-name="P5">-se met à jour</text:p>
      <text:p text:style-name="P5">-créer les question d'un exercice</text:p>
      <text:p text:style-name="P5">Responsabilité: Représenter un exercice (stocke les donnée)</text:p>
      <text:p text:style-name="P5"/>
      <text:p text:style-name="P5">ExerciceFactory :</text:p>
      <text:p text:style-name="P5">-Création des exercices et des questions à partir du fichier</text:p>
      <text:p text:style-name="P5">Responsabilité:Fournir un exercice au serveur</text:p>
      <text:p text:style-name="P5"/>
      <text:p text:style-name="P5">Question :</text:p>
      <text:p text:style-name="P5">-s'affiche en Json</text:p>
      <text:p text:style-name="P5">Responsabilité : Representer une question</text:p>
      <text:p text:style-name="P5"/>
      <text:p text:style-name="P5">EvaluationCode :</text:p>
      <text:p text:style-name="P5">-Donne le resultat d'un code bien executer</text:p>
      <text:p text:style-name="P5">-renvoie l'erreur du code mal executer</text:p>
      <text:p text:style-name="P5"/>
      <text:p text:style-name="P5">Responsabilité : Evaluer un code</text:p>
      <text:p text:style-name="P5"/>
      <text:p text:style-name="P5">Parser:</text:p>
      <text:p text:style-name="P5">-Convertit le contenu d'un fichier markdown en html</text:p>
      <text:p text:style-name="P5">-applique la convention choisie pour differencier question,enoncé...</text:p>
      <text:p text:style-name="P5">Responsabilité : Parser</text:p>
      <text:p text:style-name="P5"/>
      <text:p text:style-name="P5"/>
      <text:p text:style-name="P5"/>
      <text:p text:style-name="P5"><text:soft-page-break/>WatchDir:</text:p>
      <text:p text:style-name="P5">-prévient le serveur des modifs effectuer dans un répertoire</text:p>
      <text:p text:style-name="P5"/>
      <text:p text:style-name="P5">Responsabilité : Surveille le répertoire donné.</text:p>
      <text:p text:style-name="P5"/>
      <text:p text:style-name="P3">Conception</text:p>
      <text:p text:style-name="P3"/>
      <text:p text:style-name="P1">Nous n'avons pas pu déterminer d'UML ou d'idée de conception dès le début car nous n'avions pas eu assez de connaissances des outils à utiliser et il y avait beaucoups de fonctionnalitées. Nous avons donc avancer dans le projet petit à petit par objectif, pour découvrir les apis en même temps et les possibilitées qu'elles peuvent nous apporter. Notre architecture s'est donc construit au fur et à mesure.</text:p>
      <text:p text:style-name="P1"/>
      <text:p text:style-name="P1">Nous allons maintenant détailler nos choix de conception pour chaque classe.</text:p>
      <text:p text:style-name="P1"/>
      <text:p text:style-name="P1">Exercices :</text:p>
      <text:p text:style-name="P1">Pour la classe Exercices on a décidé de faire deux concurrent hashmap <text:s/>car plusieurs threads peuvent y accéder pour donner l'exercice aux clients. On les met private final car on ne change pas les références.</text:p>
      <text:p text:style-name="P1">La première map nous sert à compter le nombre de client connecté à un exercice donc le nom d'un fichier nous sert de clef pour les deux map. De cette manière on sait quand il faut charger un exercice ou le décharger.</text:p>
      <text:p text:style-name="P1">C'est la deuxième map qui contient les exercices en cours d'utilisation.</text:p>
      <text:p text:style-name="P1">On a une factory qui permet de séparer l'initialisation de la hashmap avec sa création car il faut regarder les fichier du répertoire. Quand un client demande un exo si son compteur est a zero on le charge et on le met dans la deuxieme map sinon on lui donne l'exo.</text:p>
      <text:p text:style-name="P1"/>
      <text:p text:style-name="P1">ExercicesManager :</text:p>
      <text:p text:style-name="P1">Cette classe sert à gérer les exercices et donc faire les mises à jours, notre classe serveur délégue le travail à cette classe quand il reçoit un message sur l'eventbus. Elle posséde done un champs Exercices qui correspond à la classe avec les deux concurrents hashmap.</text:p>
      <text:p text:style-name="P1"/>
      <text:p text:style-name="P1">Exercice :</text:p>
      <text:p text:style-name="P1">La classe représente un exercice avec une String qui correspond à l'énoncé, une liste de String pour les questions et moniteur qui sert de verrou pour les synchronized car les champs sont mutable.</text:p>
      <text:p text:style-name="P1">Cette classe est mutable car les exercices peuvent être modifié dynamiquement <text:soft-page-break/>pendant leur utilisation.</text:p>
      <text:p text:style-name="P1"/>
      <text:p text:style-name="P5">ExerciceFactory :</text:p>
      <text:p text:style-name="P5">Permet de créer des exercices grace à un Path</text:p>
      <text:p text:style-name="P5"/>
      <text:p text:style-name="P5">Parser :</text:p>
      <text:p text:style-name="P1">On s'est retrouvé avec pas mal de méthode pour parser les exercices donc on les a regroupé <text:s/>dans une classe Parser , à la base on les avais dans Exercice et on avait pas de factory mais il commençait à y avoir trop de méthode.</text:p>
      <text:p text:style-name="P1"/>
      <text:p text:style-name="P1">Question :</text:p>
      <text:p text:style-name="P1">Une classe simple qui représente des questions. On a donc une String pour la question et une méthode Json qui permet de transférer les donnée au clients plus tard.</text:p>
      <text:p text:style-name="P1"/>
      <text:p text:style-name="P1">EvaluationCode :</text:p>
      <text:p text:style-name="P1">Cette classe est celle qui utilise l'api jshell pour evaluer le code envoyer par le client. Pour cela on donne la string au jshell mais comme eval affiche directement le retour sur la sortie standard on a créer une méthode redirige la sortie standard avant d'appeler eval puis on récupère la valeur. On affiche ensuite les erreurs s'il y en a.</text:p>
      <text:p text:style-name="P1"/>
      <text:p text:style-name="P1">FileManager :</text:p>
      <text:p text:style-name="P1">Cette classe contient les filtres sur les fichier qui permettent de respecter nos conventions.</text:p>
      <text:p text:style-name="P1"/>
      <text:p text:style-name="P1">Server :</text:p>
      <text:p text:style-name="P1">La classe principale de notre projet, elle permet de faire la connection avec le client. La méthode start permet de faire les initialisations et donc la création de routeur pour obtenir les requêtes des clients. Elle permet aussi d'établir un pont entre l'eventbus coté client et celui du serveur pour communiquer.</text:p>
      <text:p text:style-name="P1">On a eu des problèmes pour factoriser le code de cette classe car beaucoup de chose était lié. On hérite de AbstractVerticle car la classe est un composant de vertx.</text:p>
      <text:p text:style-name="P1"/>
      <text:p text:style-name="P1">WatchDir :</text:p>
      <text:p text:style-name="P1">Cette classe est la pour reporter au serveur les modifications, comme c'est une boucle infini on a décidé de l'intégrer à vertx pour communiquer à travers l'eventbus.</text:p>
      <text:p text:style-name="P1"/>
      <text:p text:style-name="P1"><text:soft-page-break/>Partie client (javascript) :</text:p>
      <text:p text:style-name="P1">On a décidé d'avoir deux pages html, une index avec un script qui demande la liste des exercices et qui attend des mises à jours et une fichier exercise.html qui demande l'exercice de l'utilisateur. En cliquant sur le lien dans l'index, la personne est redirigé vers la page exercice avec le nom de l'exo puis il est chargé.</text:p>
      <text:p text:style-name="P1">Pour la suppresion d'un exercice on a décidé de fermer tous les onglets qui ont ouvert cette exercice et de décharger l'exercice</text:p>
      <text:p text:style-name="P3"/>
      <text:p text:style-name="P3">Conclusio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KaitiM GB"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AR PL KaitiM GB"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briel </meta:initial-creator>
    <meta:creation-date>2014-11-06T21:36:19</meta:creation-date>
    <dc:date>2015-12-31T22:01:30.84</dc:date>
    <meta:editing-duration>PT18H19M32S</meta:editing-duration>
    <meta:editing-cycles>126</meta:editing-cycles>
    <meta:generator>OpenOffice/4.0.1$Win32 OpenOffice.org_project/401m5$Build-9714</meta:generator>
    <meta:document-statistic meta:table-count="0" meta:image-count="0" meta:object-count="0" meta:page-count="6" meta:paragraph-count="96" meta:word-count="978" meta:character-count="5875"/>
  </office:meta>
</office:document-meta>
</file>